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1Intro<text:tab/>2</text:p>
          <text:p text:style-name="P6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6">3Creating<text:tab/>3</text:p>
          <text:p text:style-name="P6">4First Install and Update<text:tab/>3</text:p>
          <text:p text:style-name="P6">5Run Tests<text:tab/>4</text:p>
          <text:p text:style-name="P4">5.1Audio Test<text:tab/>4</text:p>
          <text:p text:style-name="P4">5.2Ensemble8<text:tab/>4</text:p>
          <text:p text:style-name="P6">6Prep 4 X<text:tab/>5</text:p>
          <text:p text:style-name="P6">7Add JRE<text:tab/>5</text:p>
          <text:p text:style-name="P6">8Links<text:tab/>6</text:p>
          <text:p text:style-name="P4">8.1alarm<text:tab/>6</text:p>
          <text:p text:style-name="P4">8.2Liberica jre<text:tab/>6</text:p>
          <text:p text:style-name="P4">8.3Hints<text:tab/>6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5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p text:style-name="Text_20_body">Audio Interfaces are more stable in arch linux than in raspbian (why)</text:p>
      <text:p text:style-name="Text_20_body">Symtom: audacity sometimes stopps recording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<text:soft-pag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<text:soft-page-break/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<text:soft-page-break/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text:line-break/></text:p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p text:style-name="Text_20_body"/>
      <text:p text:style-name="Text_20_body"/>
      <text:p text:style-name="Text_20_body"/>
      <text:h text:style-name="P5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p text:style-name="Text_20_body"/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4T22:10:31.49</dc:date>
    <meta:editing-duration>PT22H16M42S</meta:editing-duration>
    <meta:editing-cycles>47</meta:editing-cycles>
    <meta:generator>OpenOffice/4.1.5$Win32 OpenOffice.org_project/415m1$Build-9789</meta:generator>
    <meta:document-statistic meta:table-count="0" meta:image-count="0" meta:object-count="0" meta:page-count="6" meta:paragraph-count="150" meta:word-count="649" meta:character-count="4122"/>
  </office:meta>
</office:document-meta>
</file>